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000015" calcext:value-type="float">
            <text:p>0,000015</text:p>
          </table:table-cell>
          <table:table-cell/>
          <table:table-cell office:value-type="float" office:value="0.000075" calcext:value-type="float">
            <text:p>0,000075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000063" calcext:value-type="float">
            <text:p>0,000063</text:p>
          </table:table-cell>
          <table:table-cell/>
          <table:table-cell office:value-type="float" office:value="0.000155" calcext:value-type="float">
            <text:p>0,000155</text:p>
          </table:table-cell>
          <table:table-cell office:value-type="float" office:value="0.02468" calcext:value-type="float">
            <text:p>0,02468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32" calcext:value-type="float">
            <text:p>0,00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000251" calcext:value-type="float">
            <text:p>0,000251</text:p>
          </table:table-cell>
          <table:table-cell/>
          <table:table-cell office:value-type="float" office:value="0.00047" calcext:value-type="float">
            <text:p>0,00047</text:p>
          </table:table-cell>
          <table:table-cell office:value-type="float" office:value="0.09592" calcext:value-type="float">
            <text:p>0,09592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00078" calcext:value-type="float">
            <text:p>0,00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000373" calcext:value-type="float">
            <text:p>0,000373</text:p>
          </table:table-cell>
          <table:table-cell/>
          <table:table-cell office:value-type="float" office:value="0.000545" calcext:value-type="float">
            <text:p>0,000545</text:p>
          </table:table-cell>
          <table:table-cell office:value-type="float" office:value="0.21557" calcext:value-type="float">
            <text:p>0,21557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09" calcext:value-type="float">
            <text:p>0,00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00563" calcext:value-type="float">
            <text:p>0,000563</text:p>
          </table:table-cell>
          <table:table-cell/>
          <table:table-cell office:value-type="float" office:value="0.000855" calcext:value-type="float">
            <text:p>0,000855</text:p>
          </table:table-cell>
          <table:table-cell office:value-type="float" office:value="0.3824" calcext:value-type="float">
            <text:p>0,3824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41" calcext:value-type="float">
            <text:p>0,001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0.000642" calcext:value-type="float">
            <text:p>0,000642</text:p>
          </table:table-cell>
          <table:table-cell/>
          <table:table-cell office:value-type="float" office:value="0.000935" calcext:value-type="float">
            <text:p>0,000935</text:p>
          </table:table-cell>
          <table:table-cell office:value-type="float" office:value="0.593" calcext:value-type="float">
            <text:p>0,593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71" calcext:value-type="float">
            <text:p>0,00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.000782" calcext:value-type="float">
            <text:p>0,000782</text:p>
          </table:table-cell>
          <table:table-cell/>
          <table:table-cell office:value-type="float" office:value="0.00133" calcext:value-type="float">
            <text:p>0,00133</text:p>
          </table:table-cell>
          <table:table-cell office:value-type="float" office:value="0.85559" calcext:value-type="float">
            <text:p>0,85559</text:p>
          </table:table-cell>
          <table:table-cell office:value-type="float" office:value="0.00376" calcext:value-type="float">
            <text:p>0,00376</text:p>
          </table:table-cell>
          <table:table-cell office:value-type="float" office:value="0.00219" calcext:value-type="float">
            <text:p>0,002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0.000893" calcext:value-type="float">
            <text:p>0,000893</text:p>
          </table:table-cell>
          <table:table-cell/>
          <table:table-cell office:value-type="float" office:value="0.00141" calcext:value-type="float">
            <text:p>0,00141</text:p>
          </table:table-cell>
          <table:table-cell office:value-type="float" office:value="1.17784" calcext:value-type="float">
            <text:p>1,17784</text:p>
          </table:table-cell>
          <table:table-cell office:value-type="float" office:value="0.00469" calcext:value-type="float">
            <text:p>0,00469</text:p>
          </table:table-cell>
          <table:table-cell office:value-type="float" office:value="0.00237" calcext:value-type="float">
            <text:p>0,002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.001124" calcext:value-type="float">
            <text:p>0,001124</text:p>
          </table:table-cell>
          <table:table-cell/>
          <table:table-cell office:value-type="float" office:value="0.00164" calcext:value-type="float">
            <text:p>0,00164</text:p>
          </table:table-cell>
          <table:table-cell office:value-type="float" office:value="1.5207" calcext:value-type="float">
            <text:p>1,5207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00296" calcext:value-type="float">
            <text:p>0,002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0.001248" calcext:value-type="float">
            <text:p>0,001248</text:p>
          </table:table-cell>
          <table:table-cell/>
          <table:table-cell office:value-type="float" office:value="0.001955" calcext:value-type="float">
            <text:p>0,001955</text:p>
          </table:table-cell>
          <table:table-cell office:value-type="float" office:value="1.93954" calcext:value-type="float">
            <text:p>1,93954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0.00344" calcext:value-type="float">
            <text:p>0,003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0.00142" calcext:value-type="float">
            <text:p>0,00142</text:p>
          </table:table-cell>
          <table:table-cell/>
          <table:table-cell office:value-type="float" office:value="0.001955" calcext:value-type="float">
            <text:p>0,001955</text:p>
          </table:table-cell>
          <table:table-cell office:value-type="float" office:value="2.43864" calcext:value-type="float">
            <text:p>2,43864</text:p>
          </table:table-cell>
          <table:table-cell office:value-type="float" office:value="0.00688" calcext:value-type="float">
            <text:p>0,00688</text:p>
          </table:table-cell>
          <table:table-cell office:value-type="float" office:value="0.0039" calcext:value-type="float">
            <text:p>0,0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.001577" calcext:value-type="float">
            <text:p>0,001577</text:p>
          </table:table-cell>
          <table:table-cell/>
          <table:table-cell office:value-type="float" office:value="0.002575" calcext:value-type="float">
            <text:p>0,002575</text:p>
          </table:table-cell>
          <table:table-cell office:value-type="float" office:value="2.86386" calcext:value-type="float">
            <text:p>2,86386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438" calcext:value-type="float">
            <text:p>0,004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.001673" calcext:value-type="float">
            <text:p>0,001673</text:p>
          </table:table-cell>
          <table:table-cell/>
          <table:table-cell office:value-type="float" office:value="0.00273" calcext:value-type="float">
            <text:p>0,00273</text:p>
          </table:table-cell>
          <table:table-cell office:value-type="float" office:value="3.44685" calcext:value-type="float">
            <text:p>3,44685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484" calcext:value-type="float">
            <text:p>0,004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0.001766" calcext:value-type="float">
            <text:p>0,001766</text:p>
          </table:table-cell>
          <table:table-cell/>
          <table:table-cell office:value-type="float" office:value="0.002805" calcext:value-type="float">
            <text:p>0,002805</text:p>
          </table:table-cell>
          <table:table-cell office:value-type="float" office:value="3.9964" calcext:value-type="float">
            <text:p>3,9964</text:p>
          </table:table-cell>
          <table:table-cell office:value-type="float" office:value="0.00876" calcext:value-type="float">
            <text:p>0,00876</text:p>
          </table:table-cell>
          <table:table-cell office:value-type="float" office:value="0.00516" calcext:value-type="float">
            <text:p>0,005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.001965" calcext:value-type="float">
            <text:p>0,001965</text:p>
          </table:table-cell>
          <table:table-cell/>
          <table:table-cell office:value-type="float" office:value="0.00344" calcext:value-type="float">
            <text:p>0,00344</text:p>
          </table:table-cell>
          <table:table-cell office:value-type="float" office:value="4.63609" calcext:value-type="float">
            <text:p>4,6360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0562" calcext:value-type="float">
            <text:p>0,00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0.002094" calcext:value-type="float">
            <text:p>0,002094</text:p>
          </table:table-cell>
          <table:table-cell/>
          <table:table-cell office:value-type="float" office:value="0.003355" calcext:value-type="float">
            <text:p>0,003355</text:p>
          </table:table-cell>
          <table:table-cell office:value-type="float" office:value="5.3214" calcext:value-type="float">
            <text:p>5,3214</text:p>
          </table:table-cell>
          <table:table-cell office:value-type="float" office:value="0.01031" calcext:value-type="float">
            <text:p>0,01031</text:p>
          </table:table-cell>
          <table:table-cell office:value-type="float" office:value="0.00609" calcext:value-type="float">
            <text:p>0,006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0.002328" calcext:value-type="float">
            <text:p>0,002328</text:p>
          </table:table-cell>
          <table:table-cell/>
          <table:table-cell office:value-type="float" office:value="0.00367" calcext:value-type="float">
            <text:p>0,00367</text:p>
          </table:table-cell>
          <table:table-cell office:value-type="float" office:value="6.06388" calcext:value-type="float">
            <text:p>6,06388</text:p>
          </table:table-cell>
          <table:table-cell office:value-type="float" office:value="0.01079" calcext:value-type="float">
            <text:p>0,01079</text:p>
          </table:table-cell>
          <table:table-cell office:value-type="float" office:value="0.00625" calcext:value-type="float">
            <text:p>0,006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0.002516" calcext:value-type="float">
            <text:p>0,002516</text:p>
          </table:table-cell>
          <table:table-cell/>
          <table:table-cell office:value-type="float" office:value="0.00398" calcext:value-type="float">
            <text:p>0,00398</text:p>
          </table:table-cell>
          <table:table-cell office:value-type="float" office:value="6.83808" calcext:value-type="float">
            <text:p>6,83808</text:p>
          </table:table-cell>
          <table:table-cell office:value-type="float" office:value="0.01187" calcext:value-type="float">
            <text:p>0,01187</text:p>
          </table:table-cell>
          <table:table-cell office:value-type="float" office:value="0.00687" calcext:value-type="float">
            <text:p>0,006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0.002673" calcext:value-type="float">
            <text:p>0,002673</text:p>
          </table:table-cell>
          <table:table-cell/>
          <table:table-cell office:value-type="float" office:value="0.004055" calcext:value-type="float">
            <text:p>0,004055</text:p>
          </table:table-cell>
          <table:table-cell office:value-type="float" office:value="7.6032" calcext:value-type="float">
            <text:p>7,603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2" calcext:value-type="float">
            <text:p>0,00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0.002905" calcext:value-type="float">
            <text:p>0,002905</text:p>
          </table:table-cell>
          <table:table-cell/>
          <table:table-cell office:value-type="float" office:value="0.004295" calcext:value-type="float">
            <text:p>0,004295</text:p>
          </table:table-cell>
          <table:table-cell office:value-type="float" office:value="8.49708" calcext:value-type="float">
            <text:p>8,49708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782" calcext:value-type="float">
            <text:p>0,007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.003015" calcext:value-type="float">
            <text:p>0,003015</text:p>
          </table:table-cell>
          <table:table-cell/>
          <table:table-cell office:value-type="float" office:value="0.004375" calcext:value-type="float">
            <text:p>0,004375</text:p>
          </table:table-cell>
          <table:table-cell office:value-type="float" office:value="9.40568" calcext:value-type="float">
            <text:p>9,40568</text:p>
          </table:table-cell>
          <table:table-cell office:value-type="float" office:value="0.01421" calcext:value-type="float">
            <text:p>0,01421</text:p>
          </table:table-cell>
          <table:table-cell office:value-type="float" office:value="0.00827" calcext:value-type="float">
            <text:p>0,00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08:41:37.09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30T12:40:08.667000000</dc:date>
    <meta:editing-duration>PT5H5M58S</meta:editing-duration>
    <meta:editing-cycles>7</meta:editing-cycles>
    <meta:generator>LibreOffice/7.6.7.2$Windows_X86_64 LibreOffice_project/dd47e4b30cb7dab30588d6c79c651f218165e3c5</meta:generator>
    <meta:document-statistic meta:table-count="1" meta:cell-count="136" meta:object-count="0"/>
  </office:meta>
</office:document-meta>
</file>